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family-generic="roman"/>
    <style:font-face style:name="Arial3" svg:font-family="Aria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officeooo:rsid="000118bc" officeooo:paragraph-rsid="000118bc" style:font-size-asian="14pt" style:font-weight-asian="bold" style:font-size-complex="14pt" style:font-weight-complex="bold"/>
    </style:style>
    <style:style style:name="P2" style:family="paragraph" style:parent-style-name="Standard">
      <style:text-properties fo:font-size="14pt" fo:font-style="italic" fo:font-weight="normal" officeooo:rsid="000118bc" officeooo:paragraph-rsid="000118bc" style:font-size-asian="14pt" style:font-style-asian="italic" style:font-weight-asian="normal" style:font-size-complex="14pt" style:font-style-complex="italic" style:font-weight-complex="normal"/>
    </style:style>
    <style:style style:name="P3" style:family="paragraph" style:parent-style-name="PL-SubHeading">
      <style:paragraph-properties fo:break-before="page"/>
    </style:style>
    <style:style style:name="P4" style:family="paragraph" style:parent-style-name="PL-Heading">
      <style:text-properties fo:font-size="14pt" fo:font-weight="bold" officeooo:rsid="0016e4d7" officeooo:paragraph-rsid="0005d571" style:font-size-asian="14pt" style:font-weight-asian="bold" style:font-size-complex="14pt" style:font-weight-complex="bold"/>
    </style:style>
    <style:style style:name="P5" style:family="paragraph" style:parent-style-name="PL-Heading">
      <style:text-properties officeooo:rsid="004843b3" officeooo:paragraph-rsid="00086093"/>
    </style:style>
    <style:style style:name="P6" style:family="paragraph" style:parent-style-name="PL-Heading">
      <style:text-properties officeooo:paragraph-rsid="00086093"/>
    </style:style>
    <style:style style:name="P7" style:family="paragraph" style:parent-style-name="PL-Heading">
      <style:text-properties officeooo:paragraph-rsid="0008ff48"/>
    </style:style>
    <style:style style:name="P8" style:family="paragraph" style:parent-style-name="PL-ParagraphAbstract">
      <style:text-properties style:language-complex="ar" style:country-complex="SA"/>
    </style:style>
    <style:style style:name="P9" style:family="paragraph" style:parent-style-name="PL-ParagraphAbstract">
      <style:text-properties officeooo:rsid="0005d571"/>
    </style:style>
    <style:style style:name="P10" style:family="paragraph" style:parent-style-name="PL-Title">
      <style:paragraph-properties fo:text-align="end" style:justify-single-word="false"/>
      <style:text-properties fo:color="#ffffff" officeooo:rsid="004c79e1" officeooo:paragraph-rsid="00086093" fo:background-color="#000000"/>
    </style:style>
    <style:style style:name="P11" style:family="paragraph" style:parent-style-name="PL-Title">
      <style:text-properties fo:color="#ffffff" officeooo:rsid="0019be1e" officeooo:paragraph-rsid="00086093" fo:background-color="#000000"/>
    </style:style>
    <style:style style:name="P12" style:family="paragraph" style:parent-style-name="PL-Title">
      <style:paragraph-properties fo:text-align="end" style:justify-single-word="false"/>
      <style:text-properties fo:color="#ffffff" officeooo:paragraph-rsid="00086093" fo:background-color="#000000"/>
    </style:style>
    <style:style style:name="P13" style:family="paragraph" style:parent-style-name="PL-Title">
      <style:paragraph-properties fo:text-align="end" style:justify-single-word="false"/>
      <style:text-properties officeooo:rsid="0019be1e" officeooo:paragraph-rsid="00086093"/>
    </style:style>
    <style:style style:name="P14" style:family="paragraph" style:parent-style-name="PL-Title">
      <style:paragraph-properties fo:text-align="end" style:justify-single-word="false"/>
      <style:text-properties officeooo:paragraph-rsid="00086093"/>
    </style:style>
    <style:style style:name="P15" style:family="paragraph" style:parent-style-name="PL-Title">
      <style:text-properties officeooo:rsid="001d7026" officeooo:paragraph-rsid="00086093"/>
    </style:style>
    <style:style style:name="P16" style:family="paragraph" style:parent-style-name="PL-Title" style:master-page-name="Standard">
      <style:paragraph-properties style:page-number="auto" fo:break-before="page"/>
      <style:text-properties fo:color="#ffffff" officeooo:rsid="004c79e1" officeooo:paragraph-rsid="00086093" fo:background-color="#000000"/>
    </style:style>
    <style:style style:name="P17" style:family="paragraph" style:parent-style-name="PL-Title" style:master-page-name="Standard">
      <style:paragraph-properties style:page-number="auto" fo:break-before="page"/>
      <style:text-properties officeooo:rsid="001d7026" officeooo:paragraph-rsid="00086093"/>
    </style:style>
    <style:style style:name="P18" style:family="paragraph" style:parent-style-name="Standard">
      <style:text-properties fo:font-size="14pt" fo:font-weight="bold" officeooo:rsid="0005bf2a" officeooo:paragraph-rsid="0002efbc" style:font-size-asian="14pt" style:font-weight-asian="bold" style:font-size-complex="14pt" style:font-weight-complex="bold"/>
    </style:style>
    <style:style style:name="P19" style:family="paragraph" style:parent-style-name="Standard">
      <style:text-properties fo:font-size="14pt" fo:font-weight="bold" officeooo:rsid="000118bc" officeooo:paragraph-rsid="000702c0" style:font-size-asian="14pt" style:font-weight-asian="bold" style:font-size-complex="14pt" style:font-weight-complex="bold"/>
    </style:style>
    <style:style style:name="P20" style:family="paragraph" style:parent-style-name="Standard">
      <style:text-properties fo:font-size="14pt" fo:font-weight="bold" officeooo:rsid="000118bc" officeooo:paragraph-rsid="000118bc" style:font-size-asian="14pt" style:font-weight-asian="bold" style:font-size-complex="14pt" style:font-weight-complex="bold"/>
    </style:style>
    <style:style style:name="P21" style:family="paragraph" style:parent-style-name="Standard">
      <style:text-properties fo:font-size="14pt" fo:font-style="italic" fo:font-weight="normal" officeooo:rsid="000118bc" officeooo:paragraph-rsid="000118bc" style:font-size-asian="14pt" style:font-style-asian="italic" style:font-weight-asian="normal" style:font-size-complex="14pt" style:font-style-complex="italic" style:font-weight-complex="normal"/>
    </style:style>
    <style:style style:name="P22" style:family="paragraph" style:parent-style-name="PL-Paragraph">
      <style:paragraph-properties fo:text-align="end" style:justify-single-word="false"/>
      <style:text-properties fo:font-weight="bold" fo:background-color="#ff0000" style:font-weight-asian="bold" style:font-weight-complex="bold"/>
    </style:style>
    <style:style style:name="P23" style:family="paragraph" style:parent-style-name="PL-Paragraph">
      <style:text-properties style:font-name="Calibri2" fo:font-size="11pt" officeooo:rsid="0005bf2a" officeooo:paragraph-rsid="000702c0" style:font-size-asian="11pt" style:font-size-complex="11pt"/>
    </style:style>
    <style:style style:name="P24" style:family="paragraph" style:parent-style-name="PL-Paragraph">
      <style:paragraph-properties fo:text-align="end" style:justify-single-word="false"/>
      <style:text-properties officeooo:rsid="008a63e2" officeooo:paragraph-rsid="00086093"/>
    </style:style>
    <style:style style:name="P25" style:family="paragraph" style:parent-style-name="PL-Paragraph">
      <style:text-properties officeooo:rsid="004843b3" officeooo:paragraph-rsid="00086093"/>
    </style:style>
    <style:style style:name="P26" style:family="paragraph" style:parent-style-name="PL-Paragraph">
      <style:text-properties officeooo:paragraph-rsid="00086093"/>
    </style:style>
    <style:style style:name="P27" style:family="paragraph" style:parent-style-name="PL-Paragraph">
      <style:paragraph-properties fo:text-align="end" style:justify-single-word="false"/>
      <style:text-properties fo:font-style="italic" fo:background-color="#c0c0c0" style:font-style-asian="italic" style:font-style-complex="italic"/>
    </style:style>
    <style:style style:name="P28" style:family="paragraph" style:parent-style-name="PL-Paragraph">
      <style:text-properties officeooo:paragraph-rsid="0008ff48"/>
    </style:style>
    <style:style style:name="P29" style:family="paragraph" style:parent-style-name="PL-Paragraph">
      <style:paragraph-properties fo:break-before="page"/>
    </style:style>
    <style:style style:name="T1" style:family="text">
      <style:text-properties officeooo:rsid="000118bc"/>
    </style:style>
    <style:style style:name="T2" style:family="text">
      <style:text-properties fo:font-weight="normal" officeooo:rsid="000118bc" style:font-weight-asian="normal" style:font-weight-complex="normal"/>
    </style:style>
    <style:style style:name="T3" style:family="text">
      <style:text-properties fo:font-weight="normal" officeooo:rsid="0005bf2a" style:font-weight-asian="normal" style:font-weight-complex="normal"/>
    </style:style>
    <style:style style:name="T4" style:family="text">
      <style:text-properties fo:font-weight="normal" officeooo:rsid="0005d571" style:font-weight-asian="normal" style:font-weight-complex="normal"/>
    </style:style>
    <style:style style:name="T5" style:family="text">
      <style:text-properties fo:font-weight="normal" officeooo:rsid="000702c0" style:font-weight-asian="normal" style:font-weight-complex="normal"/>
    </style:style>
    <style:style style:name="T6" style:family="text">
      <style:text-properties fo:font-weight="normal" officeooo:rsid="0008ff48" style:font-weight-asian="normal" style:font-weight-complex="normal"/>
    </style:style>
    <style:style style:name="T7" style:family="text">
      <style:text-properties fo:font-style="normal" fo:font-weight="bold" officeooo:rsid="0005bf2a" style:font-style-asian="normal" style:font-weight-asian="bold" style:font-style-complex="normal" style:font-weight-complex="bold"/>
    </style:style>
    <style:style style:name="T8" style:family="text">
      <style:text-properties fo:font-style="normal" fo:font-weight="bold" officeooo:rsid="0002efbc" style:font-style-asian="normal" style:font-weight-asian="bold" style:font-style-complex="normal" style:font-weight-complex="bold"/>
    </style:style>
    <style:style style:name="T9" style:family="text">
      <style:text-properties officeooo:rsid="0005bf2a"/>
    </style:style>
    <style:style style:name="T10" style:family="text">
      <style:text-properties officeooo:rsid="0019be1e"/>
    </style:style>
    <style:style style:name="T11" style:family="text">
      <style:text-properties style:font-name="Calibri2"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Calibri2" fo:font-size="11pt" style:text-underline-style="none" fo:font-weight="normal" officeooo:rsid="0005bf2a" style:font-size-asian="11pt" style:font-weight-asian="normal" style:font-size-complex="11pt" style:font-weight-complex="normal"/>
    </style:style>
    <style:style style:name="T13" style:family="text">
      <style:text-properties style:language-complex="ar" style:country-complex="SA"/>
    </style:style>
    <style:style style:name="T14" style:family="text">
      <style:text-properties officeooo:rsid="000702c0"/>
    </style:style>
    <style:style style:name="T15" style:family="text">
      <style:text-properties officeooo:rsid="004c79e1"/>
    </style:style>
    <style:style style:name="T16" style:family="text">
      <style:text-properties officeooo:rsid="00086093"/>
    </style:style>
    <style:style style:name="T17" style:family="text">
      <style:text-properties officeooo:rsid="0050f521"/>
    </style:style>
    <style:style style:name="T18" style:family="text">
      <style:text-properties officeooo:rsid="004843b3"/>
    </style:style>
    <style:style style:name="T19" style:family="text">
      <style:text-properties officeooo:rsid="00865d18"/>
    </style:style>
    <style:style style:name="T20" style:family="text">
      <style:text-properties officeooo:rsid="000550cb"/>
    </style:style>
    <style:style style:name="T21" style:family="text">
      <style:text-properties officeooo:rsid="00073090"/>
    </style:style>
    <style:style style:name="T22" style:family="text">
      <style:text-properties officeooo:rsid="0008ff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
      <text:p text:style-name="P10"/>
      <text:p text:style-name="P10"/>
      <text:p text:style-name="P10"/>
      <text:p text:style-name="P10"/>
      <text:p text:style-name="P10"/>
      <text:p text:style-name="P10"/>
      <text:p text:style-name="P10"/>
      <text:p text:style-name="P10"/>
      <text:p text:style-name="P10"/>
      <text:p text:style-name="P12"><text:span text:style-name="T15"><text:s text:c="32"/></text:span><text:span text:style-name="T16">Training</text:span><text:span text:style-name="T10"> Report</text:span></text:p>
      <text:p text:style-name="P24">P. Langley</text:p>
      <text:p text:style-name="P24">Sept 2013</text:p>
      <text:p text:style-name="P13"/>
      <text:p text:style-name="P11"/>
      <text:p text:style-name="P10"/>
      <text:p text:style-name="P10"/>
      <text:p text:style-name="P10"/>
      <text:p text:style-name="P14"/>
      <text:p text:style-name="P17"/>
      <text:p text:style-name="P15"/>
      <text:p text:style-name="P15"/>
      <text:p text:style-name="P15"/>
      <text:p text:style-name="P15"/>
      <text:p text:style-name="P15">Contents</text:p>
      <text:p text:style-name="P15"/>
      <text:p text:style-name="P15"/>
      <text:p text:style-name="P15"/>
      <text:p text:style-name="P6">1. <text:span text:style-name="T22">Introduction [200 words]</text:span></text:p>
      <text:p text:style-name="P7"><text:span text:style-name="T22">2.</text:span><text:span text:style-name="T18"> Conference presentations </text:span>[1000 words]</text:p>
      <text:p text:style-name="PL-Paragraph"><text:span text:style-name="T2">AHRA P</text:span><text:span text:style-name="T4">hD</text:span><text:span text:style-name="T2"> symposium, Lund Sweden</text:span><text:span text:style-name="T4"> –</text:span><text:span text:style-name="T5"> May 2013</text:span></text:p>
      <text:p text:style-name="PL-Paragraph"><text:span text:style-name="T2">Pedagogy meets BIM and Big Data, The </text:span><text:span text:style-name="T4">B</text:span><text:span text:style-name="T2">artlett UCL, L</text:span><text:span text:style-name="T4">o</text:span><text:span text:style-name="T2">ndon </text:span><text:span text:style-name="T4">–</text:span><text:span text:style-name="T5"> July 2013</text:span></text:p>
      <text:p text:style-name="P6"><text:span text:style-name="T19">3</text:span>. <text:span text:style-name="T22">Teaching Experience</text:span> [<text:span text:style-name="T22">1000</text:span> words]</text:p>
      <text:p text:style-name="P28"><text:span text:style-name="T5">Prototyping </text:span><text:span text:style-name="T6">- </text:span><text:span text:style-name="T2">simBot BETA, Sheffield </text:span><text:span text:style-name="T3">[750</text:span><text:span text:style-name="T2"> words</text:span><text:span text:style-name="T3">]</text:span></text:p>
      <text:p text:style-name="P28"><text:span text:style-name="T2">MAAD lecture and workshop, Sheffield <text:s/></text:span><text:span text:style-name="T3">[</text:span><text:span text:style-name="T2">250 words</text:span><text:span text:style-name="T3">]</text:span></text:p>
      <text:p text:style-name="P25"/>
      <text:p text:style-name="P5">Appendix</text:p>
      <text:p text:style-name="P26"><text:span text:style-name="T20">i. <text:s/></text:span><text:span text:style-name="T22">TNA</text:span></text:p>
      <text:p text:style-name="P4"/>
      <text:p text:style-name="P1"/>
      <text:p text:style-name="P1"/>
      <text:p text:style-name="P3"><text:span text:style-name="T1">1</text:span><text:span text:style-name="T14">.</text:span><text:span text:style-name="T1"> Introduction </text:span><text:span text:style-name="T7">[</text:span><text:span text:style-name="T8">2</text:span><text:span text:style-name="T7">0</text:span><text:span text:style-name="T8">0 words</text:span><text:span text:style-name="T7">]</text:span></text:p>
      <text:p text:style-name="P1"/>
      <text:p text:style-name="P18"/>
      <text:p text:style-name="P3"><text:span text:style-name="T22">2.</text:span> Conference presentations</text:p>
      <text:p text:style-name="PL-Paragraph"><text:span text:style-name="T2">AHRA P</text:span><text:span text:style-name="T4">hD</text:span><text:span text:style-name="T2"> symposium, Lund Sweden</text:span><text:span text:style-name="T4"> –</text:span><text:span text:style-name="T5"> May 2013</text:span></text:p>
      <text:p text:style-name="P19"><text:tab/></text:p>
      <text:p text:style-name="P8">Abstract</text:p>
      <text:p text:style-name="P8">Architects are typically consumers of software as products, rather than users of software as technology and the relationship between computers and architecture can often be fractious - viewed with either complete suspicion or total devotion. In either case the role of the computer is often seen in the same way - to supplement a pre-existing design process rather than to fundamentally change it . </text:p>
      <text:p text:style-name="PL-ParagraphAbstract"><text:span text:style-name="T13">This paper investigates how critical approaches to computational methods can inform a practice of architecture that is defined </text:span><text:span text:style-name="T13">by</text:span><text:span text:style-name="T13"> computational methods, rather than simply com</text:span><text:bookmark text:name="__UnoMark__650_189417540"/><text:span text:style-name="T13">posed </text:span><text:span text:style-name="T13">of</text:span><text:span text:style-name="T13"> computational tools. <text:s/>To that end, this paper proposes a specific method for data modelling that replaces the computer [and its software] with a physical modelling technique. This method has been developed during a series of <text:s/>generative and parametric workshops, entitled “Digital Design Tactics” with students of the School of Architecture at the University of Sheffield .</text:span></text:p>
      <text:p text:style-name="PL-ParagraphAbstract"><text:span text:style-name="T13">Central to these workshops were two ideas - the basic of a computer algorithm understood through the syntax of a programming language - 'loops'...'ifs'...'ands'...'ors' – as well as the use of simulation to explore emergent conditions. These are then re-conceptualized as physical, almost 'mechanical' processes that can be recreated through making physical models. The models created by students were based on data collected for their projects could be spatial or abstract, at the scale of the city or a the site, but were always </text:span><text:span text:style-name="T13">relational</text:span><text:span text:style-name="T13">. The models were used to develop <text:s/>strategies within complex projects that combined multiple scales, actors and changing over significant periods of time. The models became a kind of manifold for the discovery of the projects possibilities that may not otherwise have been visible.</text:span></text:p>
      <text:p text:style-name="PL-ParagraphAbstract"><text:span text:style-name="T13">As well as playing with the tradition of architectural model making, this is a kind of <text:s/></text:span><text:span text:style-name="T13">tactile programming,</text:span><text:span text:style-name="T13"> where the syntax and semantics are replaced with physical operations, and represents both the software and hardware of the conventional computing paradigm. Within this method, there is no longer a computer and user. The conventional notion of interface is outdated. </text:span></text:p>
      <text:p text:style-name="PL-ParagraphAbstract"><text:span text:style-name="T13">This proposal of </text:span><text:span text:style-name="T13">material computing </text:span><text:span text:style-name="T13">offers a means of democratising technology and provides a pedagogical frameworks for teaching a critical approach to such technology. The use of computers is often restricted due to the high entry requirements in terms of cost and specialist skill. By reconfiguring what software and hardware represents, the 'user/ designer' of this new form of computer, no longer constrained, is able to create, maintain and modify their own 'machine'. This is also then <text:s/>a means of technological resilience – the purpose, portability and functionality of this method are determined by the user and not other forces [i.e. software designers or hardware manufacturers] and the 'science' of computational technology can be appropriated separately from its physical manifestation.</text:span></text:p>
      <text:p text:style-name="P29"><text:span text:style-name="T2">Pedagogy meets BIM and Big Data, The </text:span><text:span text:style-name="T4">B</text:span><text:span text:style-name="T2">artlett UCL, L</text:span><text:span text:style-name="T4">o</text:span><text:span text:style-name="T2">ndon UK </text:span><text:span text:style-name="T4">–</text:span><text:span text:style-name="T5"> July 2013</text:span></text:p>
      <text:p text:style-name="P2"/>
      <text:p text:style-name="P9">Abstract</text:p>
      <text:p text:style-name="PL-ParagraphAbstract">This paper proposes a new method of designing with BIM technology firstly with the application of two contemporary methods of computing – open source and object orientated - <text:s/>and secondly the adoption of the versioning software platform 'GitHub' as a means of harnessing them and to encourage wider participation in the processes of designing with BIM.</text:p>
      <text:p text:style-name="PL-ParagraphAbstract">BIM software represents a significant move from the traditional skeuomorphic paradigm of CAD as drawing board to something new, that is in and of itself. Whilst this offers the designer huge potential, it also presents a difficulty. BIM software requires alternate, and unfamiliar, design processes and work flows – collaborative, concurrent, continuous.</text:p>
      <text:p text:style-name="PL-ParagraphAbstract">I propose to re-configure two existing methods of computing; open source (from software design) and object- orientated (from approaches to programming and code).</text:p>
      <text:p text:style-name="PL-ParagraphAbstract"><text:span text:style-name="T11">Briefly, open source is traditionally understood as the release of the source code for computer programmes. Typically, however the environment of open software is one where the users and developers are basically the same and in which the</text:span><text:span text:style-name="Strong_20_Emphasis"><text:span text:style-name="T11"> 'extended negotiation' between user and programmer becomes a closed loop. This is analogous to existing BIM working practices – closed loops of expert users. In the method proposed here, the loop must be prised open, to allow access and contribution to a wider range of of participants. </text:span></text:span><text:span text:style-name="T11">In programming terms, an object orientated approach is one whereby elements of the code are organised in such a way that they may be more easily understood and edited as well as quickly reused and re-structured – they are assembled components </text:span><text:span text:style-name="Strong_20_Emphasis"><text:span text:style-name="T11">in the same way that BIM can be described as a technology of <text:s/>'assembled objects'.</text:span></text:span></text:p>
      <text:p text:style-name="PL-ParagraphAbstract"><text:span text:style-name="Strong_20_Emphasis"><text:span text:style-name="T12">By viewing BIM design methods as component assemblies, and then opening access to both the components and the rules of assembly, BIM practitioners have the possibility to create new methods of designing with BIM, through wider participation in the processes associated with it.</text:span></text:span></text:p>
      <text:p text:style-name="P23"><text:s/></text:p>
      <text:p text:style-name="P3"><text:span text:style-name="T9">3</text:span><text:span text:style-name="T14">. </text:span>Teaching</text:p>
      <text:p text:style-name="PL-Paragraph"><text:span text:style-name="T5">Prototyping </text:span><text:span text:style-name="T2">simBot BETA, Sheffield, UK </text:span><text:span text:style-name="T3">[750</text:span><text:span text:style-name="T2"> words</text:span><text:span text:style-name="T3">]</text:span></text:p>
      <text:p text:style-name="PL-Heading"/>
      <text:p text:style-name="P29"><text:span text:style-name="T2">MAAD lecture and workshop, Sheffield, UK </text:span><text:span text:style-name="T3">[</text:span><text:span text:style-name="T2">250 words</text:span><text:span text:style-name="T3">]</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2" svg:font-family="Arial" style:font-family-generic="roman"/>
    <style:font-face style:name="Arial3" svg:font-family="Aria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margin-left="0cm" fo:margin-right="0cm" fo:text-indent="0cm" style:auto-text-indent="false" fo:background-color="transparent">
        <style:background-image/>
      </style:paragraph-properties>
      <style:text-properties style:use-window-font-color="true" style:font-name="Arial1" fo:font-size="14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Title" style:family="paragraph" style:parent-style-name="PL-Paragraph">
      <style:paragraph-properties fo:margin-top="0cm" fo:margin-bottom="0.199cm" style:contextual-spacing="false" fo:line-height="100%"/>
      <style:text-properties style:font-name="Calibri1" fo:font-size="24pt" fo:font-weight="bold"/>
    </style:style>
    <style:style style:name="PL-SubHeading" style:family="paragraph" style:parent-style-name="PL-Heading">
      <style:paragraph-properties fo:background-color="#00ff00">
        <style:background-image/>
      </style:paragraph-properties>
      <style:text-properties fo:color="#000000" style:font-name="Calibri" fo:font-weight="normal"/>
    </style:style>
    <style:style style:name="PL-ParagraphAbstract" style:family="paragraph" style:parent-style-name="PL-Paragraph">
      <style:paragraph-properties fo:margin-left="0cm" fo:margin-right="4.001cm" fo:text-indent="0cm" style:auto-text-indent="false"/>
      <style:text-properties fo:font-style="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Paragraph">
      <style:paragraph-properties fo:text-align="end" style:justify-single-word="false"/>
      <style:text-properties fo:font-style="italic" fo:background-color="#c0c0c0" style:font-style-asian="italic" style:font-style-complex="italic"/>
    </style:style>
    <style:style style:name="MP2" style:family="paragraph" style:parent-style-name="PL-Paragraph">
      <style:paragraph-properties fo:text-align="end" style:justify-single-word="false"/>
      <style:text-properties fo:font-weight="bold" fo:background-color="#ff0000" style:font-weight-asian="bold" style:font-weight-complex="bold"/>
    </style:style>
    <style:style style:name="MT1" style:family="text">
      <style:text-properties officeooo:rsid="0008609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Training Report</text:span></text:p>
      </style:header>
      <style:footer>
        <text:p text:style-name="MP2"><text:page-number text:select-page="current" text:page-adjust="-1">6</text:page-number>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2:26:48.61</meta:creation-date>
    <dc:date>2013-09-27T16:14:27.20</dc:date>
    <meta:editing-duration>PT1H2M34S</meta:editing-duration>
    <meta:editing-cycles>8</meta:editing-cycles>
    <meta:generator>LibreOffice/4.0.5.2$Windows_x86 LibreOffice_project/5464147a081647a250913f19c0715bca595af2f</meta:generator>
    <meta:document-statistic meta:table-count="0" meta:image-count="0" meta:object-count="0" meta:page-count="7" meta:paragraph-count="36" meta:word-count="867" meta:character-count="5662" meta:non-whitespace-character-count="4772"/>
  </office:meta>
</office:document-meta>
</file>